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putSecretTag.setRedisplay( String redispl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SecretTag.get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SecretTag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SecretTag.setProperties(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SecretTag.getRender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